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AA94BB3EA7D1E0A70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76cm" fo:min-width="0.008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4.576cm" fo:min-width="0.0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333333" draw:textarea-horizontal-align="justify" draw:textarea-vertical-align="middle" draw:auto-grow-height="false" fo:min-height="0.195cm" fo:min-width="0.723cm"/>
    </style:style>
    <style:style style:name="P1" style:family="paragraph">
      <style:paragraph-properties fo:text-align="center"/>
    </style:style>
    <style:style style:name="P2" style:family="paragraph">
      <loext:graphic-properties draw:fill-color="#c2e0ae"/>
      <style:paragraph-properties fo:text-align="center"/>
    </style:style>
    <style:style style:name="P3" style:family="paragraph">
      <loext:graphic-properties draw:fill="none" draw:fill-color="#ffffff"/>
      <style:text-properties style:font-name="Bitstream Vera Sans Mono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T1" style:family="text">
      <style:text-properties style:font-name="Bitstream Vera Sans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4.826cm" svg:x="8.493cm" svg:y="3.6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4.826cm" svg:x="9.763cm" svg:y="3.6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4.826cm" svg:x="10.906cm" svg:y="3.6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4.826cm" svg:x="12.176cm" svg:y="3.6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4.826cm" svg:x="13.319cm" svg:y="3.6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4.826cm" svg:x="14.589cm" svg:y="3.6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4.826cm" svg:x="15.732cm" svg:y="3.6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4.826cm" svg:x="17.256cm" svg:y="3.6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4.826cm" svg:x="18.526cm" svg:y="3.6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455cm" svg:height="1.725cm" svg:x="9.896cm" svg:y="1.917cm">
          <draw:text-box>
            <text:p><text:span text:style-name="T1">Convolutional</text:span></text:p>
            <text:p><text:span text:style-name="T1">Layers</text:span></text:p>
          </draw:text-box>
        </draw:frame>
        <draw:line draw:style-name="gr4" draw:text-style-name="P4" draw:layer="layout" svg:x1="15.224cm" svg:y1="2.806cm" svg:x2="16.367cm" svg:y2="2.806cm">
          <text:p/>
        </draw:line>
        <draw:line draw:style-name="gr4" draw:text-style-name="P4" draw:layer="layout" svg:x1="10.017cm" svg:y1="2.933cm" svg:x2="8.493cm" svg:y2="2.933cm">
          <text:p/>
        </draw:line>
        <draw:frame draw:style-name="gr5" draw:text-style-name="P3" draw:layer="layout" svg:width="6.731cm" svg:height="2.462cm" svg:x="17.002cm" svg:y="1.868cm">
          <draw:text-box>
            <text:p><text:span text:style-name="T1">Fully Connected</text:span></text:p>
            <text:p><text:span text:style-name="T1">Layers</text:span></text:p>
          </draw:text-box>
        </draw:frame>
        <draw:frame draw:style-name="gr3" draw:text-style-name="P3" draw:layer="layout" svg:width="6.979cm" svg:height="0.988cm" svg:x="9.128cm" svg:y="9.156cm">
          <draw:text-box>
            <text:p><text:span text:style-name="T1">Learning Features</text:span></text:p>
          </draw:text-box>
        </draw:frame>
        <draw:frame draw:style-name="gr3" draw:text-style-name="P3" draw:layer="layout" svg:width="4.312cm" svg:height="0.988cm" svg:x="17.383cm" svg:y="9.156cm">
          <draw:text-box>
            <text:p><text:span text:style-name="T1">Classifier</text:span></text:p>
          </draw:text-box>
        </draw:frame>
        <draw:frame draw:style-name="gr6" draw:text-style-name="P1" draw:layer="layout" svg:width="4.77cm" svg:height="3.175cm" svg:x="1.297cm" svg:y="4.429cm">
          <draw:image xlink:href="Pictures/1000000000000280000001AA94BB3EA7D1E0A70F.jpg" xlink:type="simple" xlink:show="embed" xlink:actuate="onLoad">
            <text:p/>
          </draw:image>
        </draw:frame>
        <draw:custom-shape draw:style-name="gr7" draw:text-style-name="P5" draw:layer="layout" svg:width="1.397cm" svg:height="0.889cm" svg:x="6.334cm" svg:y="5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1.397cm" svg:height="0.889cm" svg:x="20.558cm" svg:y="5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645cm" svg:height="0.988cm" svg:x="22.342cm" svg:y="5.064cm">
          <draw:text-box>
            <text:p><text:span text:style-name="T1">C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3T00:38:58.002573329</meta:creation-date>
    <dc:date>2020-07-23T00:56:57.133321200</dc:date>
    <meta:editing-duration>PT7M27S</meta:editing-duration>
    <meta:editing-cycles>2</meta:editing-cycles>
    <meta:generator>LibreOffice/6.0.7.3$Linux_X86_64 LibreOffice_project/00m0$Build-3</meta:generator>
    <meta:document-statistic meta:object-count="19"/>
  </office:meta>
</office:document-meta>
</file>